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381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5.33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7.689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5.521cm"/>
    </style:style>
    <style:style style:name="co13" style:family="table-column">
      <style:table-column-properties fo:break-before="auto" style:column-width="7.497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7.717cm"/>
    </style:style>
    <style:style style:name="co16" style:family="table-column">
      <style:table-column-properties fo:break-before="auto" style:column-width="3.457cm"/>
    </style:style>
    <style:style style:name="co17" style:family="table-column">
      <style:table-column-properties fo:break-before="auto" style:column-width="7.387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5.138cm"/>
    </style:style>
    <style:style style:name="co21" style:family="table-column">
      <style:table-column-properties fo:break-before="auto" style:column-width="7.278cm"/>
    </style:style>
    <style:style style:name="co22" style:family="table-column">
      <style:table-column-properties fo:break-before="auto" style:column-width="7.25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6.262cm"/>
    </style:style>
    <style:style style:name="co25" style:family="table-column">
      <style:table-column-properties fo:break-before="auto" style:column-width="3.327cm"/>
    </style:style>
    <style:style style:name="co26" style:family="table-column">
      <style:table-column-properties fo:break-before="auto" style:column-width="3.87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/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00"/>
    <style:style style:name="ce8" style:family="table-cell" style:parent-style-name="Default" style:data-style-name="N148"/>
    <style:style style:name="ce9" style:family="table-cell" style:parent-style-name="Default" style:data-style-name="N0"/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테이블 생성내역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2" table:default-cell-style-name="ce20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1"/>
        <table:table-row table:style-name="ro1">
          <table:table-cell table:style-name="ce17" office:value-type="string" calcext:value-type="string">
            <text:p>순번</text:p>
          </table:table-cell>
          <table:table-cell table:style-name="ce17" office:value-type="string" calcext:value-type="string">
            <text:p>테이블명</text:p>
          </table:table-cell>
          <table:table-cell table:style-name="ce17" office:value-type="string" calcext:value-type="string">
            <text:p>테이블ID</text:p>
          </table:table-cell>
          <table:table-cell table:style-name="ce17" office:value-type="string" calcext:value-type="string">
            <text:p>생성일자</text:p>
          </table:table-cell>
          <table:table-cell table:style-name="ce17" office:value-type="string" calcext:value-type="string">
            <text:p>초기데이터 적재일자</text:p>
          </table:table-cell>
          <table:table-cell table:style-name="ce17" office:value-type="string" calcext:value-type="string">
            <text:p>유형</text:p>
          </table:table-cell>
          <table:table-cell/>
          <table:table-cell office:value-type="string" calcext:value-type="string">
            <text:p>GUID 생성</text:p>
          </table:table-cell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코드분류</text:p>
          </table:table-cell>
          <table:table-cell table:style-name="ce21" office:value-type="string" calcext:value-type="string">
            <text:p>AG_CD_CLSS</text:p>
          </table:table-cell>
          <table:table-cell table:number-columns-repeated="2" table:style-name="ce22" office:value-type="float" office:value="20231129" calcext:value-type="float">
            <text:p>20231129</text:p>
          </table:table-cell>
          <table:table-cell table:style-name="ce21" office:value-type="string" calcext:value-type="string">
            <text:p>기준정보</text:p>
          </table:table-cell>
          <table:table-cell/>
          <table:table-cell office:value-type="string" calcext:value-type="string">
            <text:p>=CONCATENATE(DEC2HEX(RANDBETWEEN(0,4294967295),8),"-",DEC2HEX(RANDBETWEEN(0,65535),4),"-",DEC2HEX(RANDBETWEEN(0,65535),4),"-",DEC2HEX(RANDBETWEEN(0,65535),4),"-",DEC2HEX(RANDBETWEEN(0,4294967295),8),DEC2HEX(RANDBETWEEN(0,65535),4))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공통코드</text:p>
          </table:table-cell>
          <table:table-cell table:style-name="ce21" office:value-type="string" calcext:value-type="string">
            <text:p>AG_COM_CD</text:p>
          </table:table-cell>
          <table:table-cell table:number-columns-repeated="2" table:style-name="ce22" office:value-type="float" office:value="20231129" calcext:value-type="float">
            <text:p>20231129</text:p>
          </table:table-cell>
          <table:table-cell table:style-name="ce21" office:value-type="string" calcext:value-type="string">
            <text:p>기준정보</text:p>
          </table:table-cell>
          <table:table-cell table:number-columns-repeated="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브랜드</text:p>
          </table:table-cell>
          <table:table-cell table:style-name="ce21" office:value-type="string" calcext:value-type="string">
            <text:p>AG_BRAND</text:p>
          </table:table-cell>
          <table:table-cell table:number-columns-repeated="2" table:style-name="ce22" office:value-type="float" office:value="20231129" calcext:value-type="float">
            <text:p>20231129</text:p>
          </table:table-cell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카테고리 그룹</text:p>
          </table:table-cell>
          <table:table-cell table:style-name="ce21" office:value-type="string" calcext:value-type="string">
            <text:p>AG_CATEGORY_GRP</text:p>
          </table:table-cell>
          <table:table-cell table:number-columns-repeated="2" table:style-name="ce22" office:value-type="float" office:value="20231129" calcext:value-type="float">
            <text:p>20231129</text:p>
          </table:table-cell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카테고리</text:p>
          </table:table-cell>
          <table:table-cell table:style-name="ce21" office:value-type="string" calcext:value-type="string">
            <text:p>AG_CATEGORY</text:p>
          </table:table-cell>
          <table:table-cell table:number-columns-repeated="2" table:style-name="ce22" office:value-type="float" office:value="20231129" calcext:value-type="float">
            <text:p>20231129</text:p>
          </table:table-cell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사이트</text:p>
          </table:table-cell>
          <table:table-cell table:style-name="ce21" office:value-type="string" calcext:value-type="string">
            <text:p>AG_SITE</text:p>
          </table:table-cell>
          <table:table-cell table:style-name="ce23" office:value-type="float" office:value="20231129" calcext:value-type="float">
            <text:p>20231129</text:p>
          </table:table-cell>
          <table:table-cell table:style-name="ce21"/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상품</text:p>
          </table:table-cell>
          <table:table-cell table:style-name="ce21" office:value-type="string" calcext:value-type="string">
            <text:p>AG_GOOD</text:p>
          </table:table-cell>
          <table:table-cell table:style-name="ce18" office:value-type="float" office:value="20231129" calcext:value-type="float">
            <text:p>20231129</text:p>
          </table:table-cell>
          <table:table-cell table:style-name="ce21"/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공급사</text:p>
          </table:table-cell>
          <table:table-cell table:style-name="ce21" office:value-type="string" calcext:value-type="string">
            <text:p>AG_SUPPLIER</text:p>
          </table:table-cell>
          <table:table-cell table:style-name="ce22" office:value-type="float" office:value="20231129" calcext:value-type="float">
            <text:p>20231129</text:p>
          </table:table-cell>
          <table:table-cell table:style-name="ce21"/>
          <table:table-cell table:style-name="ce21" office:value-type="string" calcext:value-type="string">
            <text:p>마스터정보</text:p>
          </table:table-cell>
          <table:table-cell table:number-columns-repeated="2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.코드분류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코드분류 id</text:p>
          </table:table-cell>
          <table:table-cell office:value-type="string" calcext:value-type="string">
            <text:p>코드분류 명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입출고구분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결제방법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배송방법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상태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</table:table>
      <table:table table:name="2.공통코드" table:style-name="ta1">
        <table:table-column table:style-name="co10" table:default-cell-style-name="ce9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공통코드</text:p>
          </table:table-cell>
          <table:table-cell office:value-type="string" calcext:value-type="string">
            <text:p>코드분 류id</text:p>
          </table:table-cell>
          <table:table-cell office:value-type="string" calcext:value-type="string">
            <text:p>공통코드 명</text:p>
          </table:table-cell>
          <table:table-cell office:value-type="string" calcext:value-type="string">
            <text:p>사용 여부</text:p>
          </table:table-cell>
          <table:table-cell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8D3B431F-1023-D532-0156-06D3AB8C3875</text:p>
          </table:table-cell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입고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7DEB785-B5F1-B30A-5A77-B30C39B3091A</text:p>
          </table:table-cell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출고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B37C9CC-39EA-42C0-3A85-1E41312718FA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현금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EBB2884-FB20-436E-8204-B7A163BA5E80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신용카드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8CA7EF6-1F00-643C-C00D-71E07F47661C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체크카드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93CB148-93D5-A406-F30E-1CC8836A9074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지역화폐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2FDAA59-52BF-004F-9EC8-F8F668D59544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기타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57703E0-AA1F-C36D-0A00-714AB40A13E8</text:p>
          </table:table-cell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택배배송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D16EFB8-C9CE-D1A5-B77D-4F0D49FD96F5</text:p>
          </table:table-cell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직수령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주문 확인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입금 확인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신청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중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완료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반품 중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반품 완료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2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8.공급사" table:style-name="ta1">
        <table:table-column table:style-name="co13" table:default-cell-style-name="Default"/>
        <table:table-column table:style-name="co2" table:number-columns-repeated="7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공급사 id</text:p>
          </table:table-cell>
          <table:table-cell office:value-type="string" calcext:value-type="string">
            <text:p>공급사 명</text:p>
          </table:table-cell>
          <table:table-cell office:value-type="string" calcext:value-type="string">
            <text:p>사업자 번호</text:p>
          </table:table-cell>
          <table:table-cell office:value-type="string" calcext:value-type="string">
            <text:p>주소1</text:p>
          </table:table-cell>
          <table:table-cell office:value-type="string" calcext:value-type="string">
            <text:p>주2소</text:p>
          </table:table-cell>
          <table:table-cell office:value-type="string" calcext:value-type="string">
            <text:p>우편번호</text:p>
          </table:table-cell>
          <table:table-cell office:value-type="string" calcext:value-type="string">
            <text:p>대표 전화번호</text:p>
          </table:table-cell>
          <table:table-cell office:value-type="string" calcext:value-type="string">
            <text:p>담당자 명</text:p>
          </table:table-cell>
          <table:table-cell office:value-type="string" calcext:value-type="string">
            <text:p>담당자 전화번호</text:p>
          </table:table-cell>
          <table:table-cell office:value-type="string" calcext:value-type="string">
            <text:p>담당자 email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스캇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엘파마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나눅스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지엘엔코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ADF4DD3-8B6B-27F7-938B-9F5F0728C106</text:p>
          </table:table-cell>
          <table:table-cell office:value-type="string" calcext:value-type="string">
            <text:p>뮤트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B00FF27-4942-4F59-1F39-BECD37DB7664</text:p>
          </table:table-cell>
          <table:table-cell office:value-type="string" calcext:value-type="string">
            <text:p>동진임포츠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웰튠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</table:table>
      <table:table table:name="3.브랜드" table:style-name="ta1">
        <table:table-column table:style-name="co1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브랜드id</text:p>
          </table:table-cell>
          <table:table-cell office:value-type="string" calcext:value-type="string">
            <text:p>공급사id</text:p>
          </table:table-cell>
          <table:table-cell office:value-type="string" calcext:value-type="string">
            <text:p>브랜드 명</text:p>
          </table:table-cell>
          <table:table-cell office:value-type="string" calcext:value-type="string">
            <text:p>브랜드 로고url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F7B77E96-BC92-924A-36D3-EFDA1D6BE196</text:p>
          </table:table-cell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SCOTT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A884308-FFDC-1000-78B3-B8744BEDE94B</text:p>
          </table:table-cell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Syncros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4414D05-AF1C-4FF5-6C14-41FF4C342DBD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ELFAM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F1E1E7C-5848-0FEA-FDFB-1907C0E3AD5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DT-SWISS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6CB7462-3F6C-B38E-3F1F-2790A8BC3E1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Fantas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2F36F7C0-618D-5A6D-3BEA-00163E2DC814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Vittor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5DF135F-FFA9-53CC-613C-106023ACC51D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Selle Ital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426F38C-31F6-3A88-E147-894DFA1981D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Ciclovati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B98FEED-C6E5-5171-1AA3-CD3FFAD62F70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KMC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BDF8C0C-14A7-10C7-D5A9-1B88485BDC21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Elit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805D1C1-B1D7-B80E-4734-9ABA3466CB03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WD-40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6164E269-9E8E-D028-879A-B4FD66DAE48F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Giy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6E8E46A-A377-AFD6-6715-3955A56D9A46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Shim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8283E5D-EFE9-16E1-2348-84F9A17932B0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waho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A319C26-AA7C-FF64-5780-8682F14C4D64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karmo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FC0C94E-E53A-EA0A-B42A-CCC5E8AA7F99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MTB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E29AA7C-7F70-075B-977D-ED913146E737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ROAD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076AA9E-1A08-B8AA-EB95-0A8910066A16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Brak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5D55E60-85F1-A9C9-B30A-9858492BF223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Quarq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35E3E1A-96EC-1357-3BD6-DA4AF6C63AA2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Jaege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D206D8B-B906-C2F5-C4C5-2CB415CD1058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8AD335B-EF3C-F461-5304-BE23C5891D0D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Bryt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0DE20C4-BD40-12AC-CDE7-BECBBA6530AB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chwalb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98996C4-94BD-5936-9449-B2AA7F806D92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Mo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6F15DA83-30D8-0444-4B98-7C1CAE8189CA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upacaz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0270DF2-68BB-7DD7-7E74-79314A5556D2</text:p>
          </table:table-cell>
          <table:table-cell office:value-type="string" calcext:value-type="string">
            <text:p>7B00FF27-4942-4F59-1F39-BECD37DB7664</text:p>
          </table:table-cell>
          <table:table-cell office:value-type="string" calcext:value-type="string">
            <text:p>Continental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2621735-E2F7-77B2-DAA6-78D8F7C1DB91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Schwalb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3F8057C-65A9-8EAD-1661-DEBDB4C8B41C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KMC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746C4EB-93D0-5C9E-757F-F474AB8E9967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Velott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AE1AC42-5FCF-5E3A-3398-D64B4F12D5F0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TUF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4D69F59-8E6F-B93D-7608-F9D3113C3066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Velox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</table:table>
      <table:table table:name="6.사이트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사이트 id</text:p>
          </table:table-cell>
          <table:table-cell office:value-type="string" calcext:value-type="string">
            <text:p>사이트 명</text:p>
          </table:table-cell>
          <table:table-cell office:value-type="string" calcext:value-type="string">
            <text:p>사이트 url</text:p>
          </table:table-cell>
          <table:table-cell office:value-type="string" calcext:value-type="string">
            <text:p>사용 여부</text:p>
          </table:table-cell>
          <table:table-cell office:value-type="string" calcext:value-type="string">
            <text:p>관리자 명</text:p>
          </table:table-cell>
          <table:table-cell office:value-type="string" calcext:value-type="string">
            <text:p>관리자 id</text:p>
          </table:table-cell>
          <table:table-cell office:value-type="string" calcext:value-type="string">
            <text:p>사업자 번호</text:p>
          </table:table-cell>
          <table:table-cell office:value-type="string" calcext:value-type="string">
            <text:p>사업자 주소1</text:p>
          </table:table-cell>
          <table:table-cell office:value-type="string" calcext:value-type="string">
            <text:p>사업자 전화번호</text:p>
          </table:table-cell>
          <table:table-cell office:value-type="string" calcext:value-type="string">
            <text:p>사업자 email</text:p>
          </table:table-cell>
          <table:table-cell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디몰</text:p>
          </table:table-cell>
          <table:table-cell office:value-type="string" calcext:value-type="string">
            <text:p>demall.doit-partners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고진호</text:p>
          </table:table-cell>
          <table:table-cell office:value-type="string" calcext:value-type="string">
            <text:p>colacan</text:p>
          </table:table-cell>
          <table:table-cell office:value-type="string" calcext:value-type="string">
            <text:p>825-85-01894</text:p>
          </table:table-cell>
          <table:table-cell office:value-type="string" calcext:value-type="string">
            <text:p>시흥시 군서마을로 90 1층(정왕동)</text:p>
          </table:table-cell>
          <table:table-cell office:value-type="string" calcext:value-type="string">
            <text:p>031-311-2927</text:p>
          </table:table-cell>
          <table:table-cell office:value-type="string" calcext:value-type="string">
            <text:p>dhsports@doit-partners.com</text:p>
          </table:table-cell>
          <table:table-cell table:style-name="ce8"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</table:table>
      <table:table table:name="4.카테고리 그룹" table:style-name="ta1">
        <table:table-column table:style-name="co21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9" office:value-type="string" calcext:value-type="string">
            <text:p>카테고리 그룹id</text:p>
          </table:table-cell>
          <table:table-cell table:style-name="ce19" office:value-type="string" calcext:value-type="string">
            <text:p>사이트id</text:p>
          </table:table-cell>
          <table:table-cell table:style-name="ce19" office:value-type="string" calcext:value-type="string">
            <text:p>카테고리 그룹명</text:p>
          </table:table-cell>
          <table:table-cell table:style-name="ce19" office:value-type="string" calcext:value-type="string">
            <text:p>사용 여부</text:p>
          </table:table-cell>
          <table:table-cell table:style-name="ce10" office:value-type="string" calcext:value-type="string">
            <text:p>정렬 순번</text:p>
          </table:table-cell>
          <table:table-cell table:style-name="ce19" office:value-type="string" calcext:value-type="string">
            <text:p>등록 일자</text:p>
          </table:table-cell>
          <table:table-cell table:style-name="ce19" office:value-type="string" calcext:value-type="string">
            <text:p>등록 자</text:p>
          </table:table-cell>
          <table:table-cell table:style-name="ce19" office:value-type="string" calcext:value-type="string">
            <text:p>수정 일자</text:p>
          </table:table-cell>
          <table:table-cell table:style-name="ce19"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use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goo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9.73" calcext:value-type="date">
            <text:p>2023년 12월 3일 23시 12분 29초</text:p>
          </table:table-cell>
          <table:table-cell office:value-type="string" calcext:value-type="string">
            <text:p>init</text:p>
          </table:table-cell>
        </table:table-row>
      </table:table>
      <table:table table:name="5.카테고리" table:style-name="ta1">
        <table:table-column table:style-name="co5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ce15"/>
        <table:table-column table:style-name="co24" table:default-cell-style-name="ce16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table:style-name="ce10" office:value-type="string" calcext:value-type="string">
            <text:p>카테고리 id</text:p>
          </table:table-cell>
          <table:table-cell table:style-name="ce10" office:value-type="string" calcext:value-type="string">
            <text:p>상위 카테고리 id</text:p>
          </table:table-cell>
          <table:table-cell table:style-name="ce10" office:value-type="string" calcext:value-type="string">
            <text:p>사이트 id</text:p>
          </table:table-cell>
          <table:table-cell table:style-name="ce10" office:value-type="string" calcext:value-type="string">
            <text:p>카테고리 그룹id</text:p>
          </table:table-cell>
          <table:table-cell table:style-name="ce10" office:value-type="string" calcext:value-type="string">
            <text:p>카테고리 명</text:p>
          </table:table-cell>
          <table:table-cell table:style-name="ce10" office:value-type="string" calcext:value-type="string">
            <text:p>목표url</text:p>
          </table:table-cell>
          <table:table-cell table:style-name="ce10" office:value-type="string" calcext:value-type="string">
            <text:p>배너 이미지 url</text:p>
          </table:table-cell>
          <table:table-cell table:style-name="ce10" office:value-type="string" calcext:value-type="string">
            <text:p>카테고리 css 클래스</text:p>
          </table:table-cell>
          <table:table-cell table:style-name="ce10" office:value-type="string" calcext:value-type="string">
            <text:p>아이콘 css 클래스</text:p>
          </table:table-cell>
          <table:table-cell table:style-name="ce10" office:value-type="string" calcext:value-type="string">
            <text:p>정렬 순번</text:p>
          </table:table-cell>
          <table:table-cell table:style-name="ce10" office:value-type="string" calcext:value-type="string">
            <text:p>등록 일자</text:p>
          </table:table-cell>
          <table:table-cell table:style-name="ce10" office:value-type="string" calcext:value-type="string">
            <text:p>등록 자</text:p>
          </table:table-cell>
          <table:table-cell table:style-name="ce10" office:value-type="string" calcext:value-type="string">
            <text:p>수정 일자</text:p>
          </table:table-cell>
          <table:table-cell table:style-name="ce10" office:value-type="string" calcext:value-type="string">
            <text:p>수정 자</text:p>
          </table:table-cell>
        </table:table-row>
        <table:table-row table:style-name="ro1"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자전거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부품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2" calcext:value-type="float">
            <text:p>2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용품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3" calcext:value-type="float">
            <text:p>3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C10D9E2-4291-AE50-7EF9-0C370D65166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게시판</text:p>
          </table:table-cell>
          <table:table-cell table:style-name="Default" office:value-type="string" calcext:value-type="string">
            <text:p>/content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8A7F062-E3E1-4EEA-D8C2-9B7E9D7728E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사용자등록</text:p>
          </table:table-cell>
          <table:table-cell table:style-name="Default" office:value-type="string" calcext:value-type="string">
            <text:p>/regist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사용자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6" calcext:value-type="float">
            <text:p>6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로드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road.jp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mtb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MTB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road.jp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hyb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하이브리드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hyb.jp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아동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hyb.jp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구동계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rake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브레이크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stier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조향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part_etc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기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타이어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그립/바테입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속도계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cc_etc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기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로그인</text:p>
          </table:table-cell>
          <table:table-cell table:style-name="Default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bi-box-arrow-in-right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장바구니</text:p>
          </table:table-cell>
          <table:table-cell table:style-name="Default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bi-cart4</text:p>
          </table:table-cell>
          <table:table-cell office:value-type="float" office:value="2" calcext:value-type="float">
            <text:p>2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3T23:12:28.27" calcext:value-type="date">
            <text:p>2023년 12월 3일 23시 12분 28초</text:p>
          </table:table-cell>
          <table:table-cell office:value-type="string" calcext:value-type="string">
            <text:p>i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48">
      <number:year number:style="long"/>
      <number:text>년 </number:text>
      <number:month/>
      <number:text>월 </number:text>
      <number:day/>
      <number:text>일 </number:text>
      <number:hours/>
      <number:text>시 </number:text>
      <number:minutes/>
      <number:text>분 </number:text>
      <number:seconds/>
      <number:text>초</number:text>
    </number:date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/00/00</text:date>, <text:time style:data-style-name="N2" text:time-value="23:12:19.6113277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진호 고</meta:initial-creator>
    <meta:creation-date>2023-11-29T17:48:14.291382219</meta:creation-date>
    <meta:generator>LibreOffice/7.6.2.1$Linux_X86_64 LibreOffice_project/60$Build-1</meta:generator>
    <dc:date>2023-12-03T23:12:29.554397531</dc:date>
    <dc:creator>진호 고</dc:creator>
    <meta:editing-duration>PT3H50M13S</meta:editing-duration>
    <meta:editing-cycles>31</meta:editing-cycles>
    <meta:document-statistic meta:table-count="8" meta:cell-count="840" meta:object-count="0"/>
  </office:meta>
</office:document-meta>
</file>